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</office:automatic-styles>
  <office:body>
    <office:text text:use-soft-page-breaks="true">
      <text:p text:style-name="P1">Mark Bollinger</text:p>
      <text:p text:style-name="Standard">DWD470</text:p>
      <text:p text:style-name="Standard">10/20/2015</text:p>
      <text:p text:style-name="Standard">IP Targeting research</text:p>
      <text:p text:style-name="Standard"/>
      <text:p text:style-name="P2">IP Targeting</text:p>
      <text:p text:style-name="P3"/>
      <text:p text:style-name="Standard">IP targeting is where you use focused advertising on households based on their Ip address. You can also use these methods to include<text:s/>targeting and re targeting using cookies stored in your browser. They are methods to get your message to the right audience. <text:s/>This is also a method of determining the geolocation of a website visitors by using there ip address. It can give you different content depending on what continent, country, state, city, zip code, isp, domain, or other<text:s/>criteria<text:s/>that they can use to<text:s/>get a better of what you might like or will be willing to click on. When I use to get on Facebook a lot I use to see a lot of University of Louisville ads until I started liking a lot of University of Kentucky items<text:s/>and all of sudden the UL ads stopped. <text:s/>Some of the other companies that use that is iplayer and hulu which is restrict content to users geo located in specific countries.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 Bollinger</meta:initial-creator>
    <dc:creator>BOLLINGER, MARK</dc:creator>
    <meta:creation-date>2015-10-20T21:58:00Z</meta:creation-date>
    <dc:date>2015-10-20T21:58:00Z</dc:date>
    <meta:template xlink:href="Normal" xlink:type="simple"/>
    <meta:editing-cycles>2</meta:editing-cycles>
    <meta:editing-duration>PT0S</meta:editing-duration>
    <meta:document-statistic meta:page-count="1" meta:paragraph-count="1" meta:word-count="144" meta:character-count="966" meta:row-count="6" meta:non-whitespace-character-count="823"/>
  </office:meta>
</office:document-meta>
</file>